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2ff4" officeooo:paragraph-rsid="000d2ff4"/>
    </style:style>
    <style:style style:name="P2" style:family="paragraph" style:parent-style-name="Standard">
      <style:text-properties officeooo:rsid="000d538e" officeooo:paragraph-rsid="000d53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Debug Bash Scripts</text:p>
      <text:p text:style-name="P1">1、using assertions （把关键值打印出来）<text:line-break/>echo “function_name(): value of \\$var is ${var}”</text:p>
      <text:p text:style-name="P1"/>
      <text:p text:style-name="P1">2、use Bash xtrace option</text:p>
      <text:p text:style-name="P1">set -x<text:tab/>相比不设置可以看到执行之后，所有变量执行之后的具体值</text:p>
      <text:p text:style-name="P1">set -xv<text:tab/>相比不设置既可以看到执行之前的变量也可以看到执行之后的具体值</text:p>
      <text:p text:style-name="P2">可以通过echo $- 来查看是否设置了-x或者-xv</text:p>
      <text:p text:style-name="P2">bash -x filename.sh </text:p>
      <text:p text:style-name="P1"/>
      <text:p text:style-name="P2">3、use other Bash options</text:p>
      <text:p text:style-name="P2">set -u<text:tab/>可以让我们看到一些特殊的错误信息<text:line-break/>bash -u filename.sh</text:p>
      <text:p text:style-name="P2">set -f<text:tab/>取消通配符<text:line-break/>set +f<text:tab/>可以使用通配符<text:line-break/><text:line-break/>4、use trap to help debug<text:line-break/>using trap EXIT<text:line-break/>such as : trap ‘echo score is $score, status is $status’ EXIT<text:line-break/><text:line-break/>using trap DEBUG<text:line-break/>such as : ‘echo “line ${LINENO}: score is $score”’ DEBUG </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3:14:32.334893647</meta:creation-date>
    <meta:generator>LibreOffice/24.2.2.2$Linux_X86_64 LibreOffice_project/420$Build-2</meta:generator>
    <dc:date>2024-05-21T13:37:35.205482408</dc:date>
    <meta:editing-duration>PT11M53S</meta:editing-duration>
    <meta:editing-cycles>1</meta:editing-cycles>
    <meta:document-statistic meta:table-count="0" meta:image-count="0" meta:object-count="0" meta:page-count="1" meta:paragraph-count="10" meta:word-count="191" meta:character-count="520" meta:non-whitespace-character-count="446"/>
  </office:meta>
</office:document-meta>
</file>